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imesNewRomanPSMT1" svg:font-family="TimesNewRomanPSMT" style:font-adornments="Negr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1fa71" officeooo:paragraph-rsid="0001fa71"/>
    </style:style>
    <style:style style:name="P2" style:family="paragraph" style:parent-style-name="Standard">
      <style:text-properties style:font-name="Arial" fo:font-weight="normal" officeooo:rsid="0001fa71" officeooo:paragraph-rsid="0001fa71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1fa71" officeooo:paragraph-rsid="00105ebd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1fa71" officeooo:paragraph-rsid="001bffb9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1fa71" officeooo:paragraph-rsid="001e0991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1fa71" officeooo:paragraph-rsid="0021656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01de7" officeooo:paragraph-rsid="00144d74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70410" officeooo:paragraph-rsid="00170410" style:font-weight-asian="normal" style:font-weight-complex="normal"/>
    </style:style>
    <style:style style:name="P9" style:family="paragraph" style:parent-style-name="Standard">
      <style:text-properties style:font-name="Arial" fo:font-size="14pt" officeooo:rsid="0001fa71" officeooo:paragraph-rsid="0001fa71" style:font-size-asian="14pt" style:font-size-complex="14pt"/>
    </style:style>
    <style:style style:name="P10" style:family="paragraph" style:parent-style-name="Standard">
      <style:text-properties style:font-name="Arial" fo:font-size="14pt" fo:font-weight="bold" officeooo:rsid="0001fa71" officeooo:paragraph-rsid="0028cdde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font-weight="bold" officeooo:rsid="0029af76" officeooo:paragraph-rsid="0029af76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29af76" officeooo:paragraph-rsid="002f20fe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2pt" officeooo:rsid="0001fa71" officeooo:paragraph-rsid="0001fa71" style:font-size-asian="12pt" style:font-size-complex="12pt"/>
    </style:style>
    <style:style style:name="P14" style:family="paragraph" style:parent-style-name="Standard">
      <style:text-properties style:font-name="Arial" fo:font-size="12pt" officeooo:rsid="0001fa71" officeooo:paragraph-rsid="000e226f" style:font-size-asian="12pt" style:font-size-complex="12pt"/>
    </style:style>
    <style:style style:name="P15" style:family="paragraph" style:parent-style-name="Standard">
      <style:text-properties style:font-name="Arial" fo:font-size="12pt" fo:font-weight="bold" officeooo:paragraph-rsid="0001fa71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2pt" fo:font-weight="bold" officeooo:rsid="0001fa71" officeooo:paragraph-rsid="00273f3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fo:font-weight="bold" officeooo:rsid="0029af76" officeooo:paragraph-rsid="0029af76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normal" officeooo:rsid="0001fa71" officeooo:paragraph-rsid="00191b6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01fa71" officeooo:paragraph-rsid="001a779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01fa71" officeooo:paragraph-rsid="002308e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01fa71" officeooo:paragraph-rsid="0024d9f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01fa71" officeooo:paragraph-rsid="00273f3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1pt" fo:font-weight="normal" officeooo:rsid="0007c0ff" officeooo:paragraph-rsid="000b4ec1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Arial" fo:font-size="11pt" fo:font-weight="normal" officeooo:rsid="0007c0ff" officeooo:paragraph-rsid="000c28dc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fo:font-weight="normal" officeooo:rsid="0024b0ef" officeooo:paragraph-rsid="0024b0ef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Arial" fo:font-size="11pt" fo:font-weight="normal" officeooo:rsid="0024b0ef" officeooo:paragraph-rsid="0024d9ff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Arial" fo:font-size="11pt" fo:font-weight="normal" officeooo:rsid="0024b0ef" officeooo:paragraph-rsid="00273f38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fo:font-size="11pt" fo:font-weight="normal" officeooo:rsid="0001fa71" officeooo:paragraph-rsid="0024b0ef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Arial" fo:font-size="11pt" fo:font-weight="normal" officeooo:rsid="0001fa71" officeooo:paragraph-rsid="0024d9ff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26pt" fo:font-weight="bold" officeooo:rsid="0001fa71" officeooo:paragraph-rsid="0001fa71" style:font-size-asian="26pt" style:font-weight-asian="bold" style:font-size-complex="26pt" style:font-weight-complex="bold"/>
    </style:style>
    <style:style style:name="P31" style:family="paragraph" style:parent-style-name="Standard">
      <style:text-properties style:font-name="Arial" fo:font-size="16pt" officeooo:rsid="0001fa71" officeooo:paragraph-rsid="0001fa71" style:font-size-asian="16pt" style:font-size-complex="16pt"/>
    </style:style>
    <style:style style:name="P32" style:family="paragraph" style:parent-style-name="Standard">
      <style:text-properties style:font-name="Arial" fo:font-size="15pt" fo:font-weight="bold" officeooo:rsid="0029af76" officeooo:paragraph-rsid="0029af76" style:font-size-asian="15pt" style:font-weight-asian="bold" style:font-size-complex="15pt" style:font-weight-complex="bold"/>
    </style:style>
    <style:style style:name="P33" style:family="paragraph" style:parent-style-name="Standard">
      <style:text-properties officeooo:paragraph-rsid="0001fa71"/>
    </style:style>
    <style:style style:name="P34" style:family="paragraph" style:parent-style-name="Standard">
      <style:text-properties officeooo:paragraph-rsid="000b4ec1"/>
    </style:style>
    <style:style style:name="P35" style:family="paragraph" style:parent-style-name="Standard">
      <style:text-properties officeooo:paragraph-rsid="000d4fa7"/>
    </style:style>
    <style:style style:name="P36" style:family="paragraph" style:parent-style-name="Standard">
      <style:text-properties officeooo:paragraph-rsid="001a779a"/>
    </style:style>
    <style:style style:name="P37" style:family="paragraph" style:parent-style-name="Standard">
      <style:text-properties officeooo:paragraph-rsid="00216568"/>
    </style:style>
    <style:style style:name="P38" style:family="paragraph" style:parent-style-name="Standard">
      <style:text-properties officeooo:paragraph-rsid="0024d9ff"/>
    </style:style>
    <style:style style:name="P39" style:family="paragraph" style:parent-style-name="Standard">
      <style:text-properties officeooo:paragraph-rsid="0024b0ef"/>
    </style:style>
    <style:style style:name="P40" style:family="paragraph" style:parent-style-name="Standard">
      <style:text-properties officeooo:paragraph-rsid="00273f38"/>
    </style:style>
    <style:style style:name="T1" style:family="text">
      <style:text-properties officeooo:rsid="0001fa71"/>
    </style:style>
    <style:style style:name="T2" style:family="text">
      <style:text-properties style:font-name="LiberationSerif-Bold"/>
    </style:style>
    <style:style style:name="T3" style:family="text">
      <style:text-properties style:font-name="LiberationSerif-Bold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NewRomanPSMT" fo:font-size="10pt" style:font-size-asian="10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1pt" style:font-size-asian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7c0ff" style:font-size-asian="11pt" style:font-size-complex="11pt"/>
    </style:style>
    <style:style style:name="T11" style:family="text">
      <style:text-properties fo:font-size="11pt" fo:font-weight="normal" officeooo:rsid="0024b0ef" style:font-size-asian="11pt" style:font-weight-asian="normal" style:font-size-complex="11pt" style:font-weight-complex="normal"/>
    </style:style>
    <style:style style:name="T12" style:family="text">
      <style:text-properties fo:font-size="10pt" fo:font-style="italic" style:font-size-asian="10pt" style:font-style-asian="italic"/>
    </style:style>
    <style:style style:name="T13" style:family="text">
      <style:text-properties fo:font-size="10pt" style:font-size-asian="10pt"/>
    </style:style>
    <style:style style:name="T14" style:family="text">
      <style:text-properties style:font-name="Arial" fo:font-size="11pt" fo:font-weight="normal" officeooo:rsid="0001fa71" style:font-size-asian="11pt" style:font-weight-asian="normal" style:font-weight-complex="normal"/>
    </style:style>
    <style:style style:name="T15" style:family="text">
      <style:text-properties style:font-name="Arial" fo:font-size="11pt" fo:font-weight="normal" officeooo:rsid="0001fa71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font-weight="normal" officeooo:rsid="0007c0ff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weight="normal" officeooo:rsid="0009c6ed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font-weight="normal" officeooo:rsid="0024b0ef" style:font-size-asian="11pt" style:font-weight-asian="normal" style:font-size-complex="11pt" style:font-weight-complex="normal"/>
    </style:style>
    <style:style style:name="T19" style:family="text">
      <style:text-properties style:font-name="Arial" fo:font-size="11pt" fo:font-weight="normal" officeooo:rsid="0024d9ff" style:font-size-asian="11pt" style:font-weight-asian="normal" style:font-size-complex="11pt" style:font-weight-complex="normal"/>
    </style:style>
    <style:style style:name="T20" style:family="text">
      <style:text-properties style:font-name="Arial" fo:font-size="11pt" fo:font-weight="normal" officeooo:rsid="00254984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style:font-name="Arial" fo:font-size="11pt" fo:letter-spacing="normal" fo:font-style="normal" fo:font-weight="normal" officeooo:rsid="0001fa71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font-name="Arial" fo:font-size="11pt" fo:letter-spacing="normal" fo:font-style="normal" fo:font-weight="normal" officeooo:rsid="0007c0ff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Arial" fo:font-size="11pt" fo:letter-spacing="normal" fo:font-style="normal" fo:font-weight="normal" officeooo:rsid="00099817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font-name="Arial" fo:font-size="11pt" fo:letter-spacing="normal" fo:font-style="normal" fo:font-weight="normal" officeooo:rsid="000b4ec1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font-name="Arial" fo:font-size="11pt" fo:letter-spacing="normal" fo:font-style="normal" fo:font-weight="normal" officeooo:rsid="000d4fa7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font-name="Arial" fo:font-size="11pt" fo:letter-spacing="normal" fo:font-style="normal" fo:font-weight="normal" officeooo:rsid="00105ebd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font-name="Arial" fo:font-size="11pt" fo:letter-spacing="normal" fo:font-style="normal" fo:font-weight="normal" officeooo:rsid="001a779a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style:font-name="Arial" fo:font-size="11pt" fo:letter-spacing="normal" fo:font-style="normal" fo:font-weight="normal" officeooo:rsid="00216568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style:font-name="Arial" fo:font-size="11pt" fo:letter-spacing="normal" fo:font-style="normal" fo:font-weight="normal" officeooo:rsid="00101de7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font-name="Arial" fo:font-size="11pt" fo:letter-spacing="normal" fo:font-style="normal" fo:font-weight="normal" officeooo:rsid="001bffb9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style:font-name="Arial" fo:font-size="11pt" fo:letter-spacing="normal" fo:font-style="normal" fo:font-weight="normal" officeooo:rsid="0021bac1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fo:font-size="11pt" fo:letter-spacing="normal" fo:font-style="normal" fo:font-weight="bold" officeooo:rsid="000d4fa7" style:font-size-asian="11pt" style:font-weight-asian="bold" style:font-size-complex="11pt" style:font-weight-complex="normal"/>
    </style:style>
    <style:style style:name="T33" style:family="text">
      <style:text-properties fo:font-variant="normal" fo:text-transform="none" fo:color="#000000" fo:font-size="11pt" fo:letter-spacing="normal" fo:font-style="normal" fo:font-weight="bold" officeooo:rsid="000e226f" style:font-size-asian="11pt" style:font-weight-asian="bold" style:font-size-complex="11pt" style:font-weight-complex="normal"/>
    </style:style>
    <style:style style:name="T34" style:family="text">
      <style:text-properties fo:font-variant="normal" fo:text-transform="none" fo:color="#000000" fo:font-size="11pt" fo:letter-spacing="normal" fo:font-style="normal" fo:font-weight="bold" officeooo:rsid="000d4fa7" style:font-size-asian="11pt" style:font-weight-asian="bold" style:font-size-complex="11pt"/>
    </style:style>
    <style:style style:name="T35" style:family="text">
      <style:text-properties fo:font-variant="normal" fo:text-transform="none" fo:color="#000000" fo:font-size="11pt" fo:letter-spacing="normal" fo:font-style="normal" fo:font-weight="bold" officeooo:rsid="000e226f" style:font-size-asian="11pt" style:font-weight-asian="bold" style:font-size-complex="11pt"/>
    </style:style>
    <style:style style:name="T36" style:family="text">
      <style:text-properties fo:font-variant="normal" fo:text-transform="none" fo:color="#000000" fo:font-size="11pt" fo:letter-spacing="normal" fo:font-style="normal" fo:font-weight="bold" officeooo:rsid="00191b61" style:font-size-asian="11pt" style:font-weight-asian="bold" style:font-size-complex="11pt"/>
    </style:style>
    <style:style style:name="T37" style:family="text">
      <style:text-properties fo:font-variant="normal" fo:text-transform="none" fo:color="#000000" fo:font-size="11pt" fo:letter-spacing="normal" fo:font-style="normal" fo:font-weight="bold" officeooo:rsid="000d4fa7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000000" fo:font-size="11pt" fo:letter-spacing="normal" fo:font-style="normal" fo:font-weight="bold" officeooo:rsid="0024d9ff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000000" fo:font-size="11pt" fo:letter-spacing="normal" fo:font-style="normal" fo:font-weight="bold" officeooo:rsid="00273f38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fo:color="#000000" fo:font-size="11pt" fo:letter-spacing="normal" fo:font-style="normal" fo:font-weight="bold" officeooo:rsid="002308e5" style:font-size-asian="11pt" style:font-weight-asian="bold" style:font-size-complex="11pt"/>
    </style:style>
    <style:style style:name="T41" style:family="text">
      <style:text-properties fo:font-variant="normal" fo:text-transform="none" fo:color="#000000" fo:font-size="11pt" fo:letter-spacing="normal" fo:font-style="normal" fo:font-weight="bold" officeooo:rsid="0024d9ff" style:font-size-asian="11pt" style:font-weight-asian="bold" style:font-size-complex="11pt"/>
    </style:style>
    <style:style style:name="T42" style:family="text">
      <style:text-properties fo:font-variant="normal" fo:text-transform="none" fo:color="#000000" fo:font-size="11pt" fo:letter-spacing="normal" fo:font-style="normal" fo:font-weight="bold" officeooo:rsid="00273f38" style:font-size-asian="11pt" style:font-weight-asian="bold" style:font-size-complex="11pt"/>
    </style:style>
    <style:style style:name="T43" style:family="text">
      <style:text-properties fo:font-variant="normal" fo:text-transform="none" fo:color="#000000" fo:font-size="11pt" fo:letter-spacing="normal" fo:font-style="normal" style:font-size-asian="11pt" style:font-size-complex="11pt"/>
    </style:style>
    <style:style style:name="T44" style:family="text">
      <style:text-properties fo:font-variant="normal" fo:text-transform="none" fo:color="#000000" fo:font-size="11pt" fo:letter-spacing="normal" fo:font-style="normal" officeooo:rsid="0007c0ff" style:font-size-asian="11pt" style:font-size-complex="11pt"/>
    </style:style>
    <style:style style:name="T45" style:family="text">
      <style:text-properties fo:font-variant="normal" fo:text-transform="none" fo:color="#000000" fo:font-size="11pt" fo:letter-spacing="normal" fo:font-style="normal" officeooo:rsid="00101de7" style:font-size-asian="11pt" style:font-size-complex="11pt"/>
    </style:style>
    <style:style style:name="T46" style:family="text">
      <style:text-properties fo:font-variant="normal" fo:text-transform="none" fo:color="#000000" fo:font-size="11pt" fo:letter-spacing="normal" fo:font-style="normal" officeooo:rsid="00099817" style:font-size-asian="11pt" style:font-size-complex="11pt"/>
    </style:style>
    <style:style style:name="T47" style:family="text">
      <style:text-properties fo:font-variant="normal" fo:text-transform="none" fo:color="#000000" fo:font-size="11pt" fo:letter-spacing="normal" fo:font-style="normal" officeooo:rsid="00105ebd" style:font-size-asian="11pt" style:font-size-complex="11pt"/>
    </style:style>
    <style:style style:name="T48" style:family="text">
      <style:text-properties fo:font-variant="normal" fo:text-transform="none" fo:color="#000000" fo:font-size="11pt" fo:letter-spacing="normal" fo:font-style="normal" officeooo:rsid="00125895" style:font-size-asian="11pt" style:font-size-complex="11pt"/>
    </style:style>
    <style:style style:name="T49" style:family="text">
      <style:text-properties fo:font-variant="normal" fo:text-transform="none" fo:color="#000000" fo:font-size="11pt" fo:letter-spacing="normal" fo:font-style="normal" officeooo:rsid="00144d74" style:font-size-asian="11pt" style:font-size-complex="11pt"/>
    </style:style>
    <style:style style:name="T50" style:family="text">
      <style:text-properties fo:font-variant="normal" fo:text-transform="none" fo:color="#000000" fo:font-size="11pt" fo:letter-spacing="normal" fo:font-style="normal" officeooo:rsid="0014953c" style:font-size-asian="11pt" style:font-size-complex="11pt"/>
    </style:style>
    <style:style style:name="T51" style:family="text">
      <style:text-properties fo:font-variant="normal" fo:text-transform="none" fo:color="#000000" fo:font-size="11pt" fo:letter-spacing="normal" fo:font-style="normal" officeooo:rsid="0014b252" style:font-size-asian="11pt" style:font-size-complex="11pt"/>
    </style:style>
    <style:style style:name="T52" style:family="text">
      <style:text-properties fo:font-variant="normal" fo:text-transform="none" fo:color="#000000" fo:font-size="11pt" fo:letter-spacing="normal" fo:font-style="normal" officeooo:rsid="0009c6ed" style:font-size-asian="11pt" style:font-size-complex="11pt"/>
    </style:style>
    <style:style style:name="T53" style:family="text">
      <style:text-properties fo:font-variant="normal" fo:text-transform="none" fo:color="#000000" fo:font-size="11pt" fo:letter-spacing="normal" fo:font-style="normal" officeooo:rsid="001a779a" style:font-size-asian="11pt" style:font-size-complex="11pt"/>
    </style:style>
    <style:style style:name="T54" style:family="text">
      <style:text-properties fo:font-variant="normal" fo:text-transform="none" fo:color="#000000" fo:font-size="11pt" fo:letter-spacing="normal" fo:font-style="normal" officeooo:rsid="001bffb9" style:font-size-asian="11pt" style:font-size-complex="11pt"/>
    </style:style>
    <style:style style:name="T55" style:family="text">
      <style:text-properties fo:font-variant="normal" fo:text-transform="none" fo:color="#000000" fo:font-size="11pt" fo:letter-spacing="normal" fo:font-style="normal" officeooo:rsid="001d2951" style:font-size-asian="11pt" style:font-size-complex="11pt"/>
    </style:style>
    <style:style style:name="T56" style:family="text">
      <style:text-properties fo:font-variant="normal" fo:text-transform="none" fo:color="#000000" fo:font-size="11pt" fo:letter-spacing="normal" fo:font-style="normal" officeooo:rsid="001e0991" style:font-size-asian="11pt" style:font-size-complex="11pt"/>
    </style:style>
    <style:style style:name="T57" style:family="text">
      <style:text-properties fo:font-variant="normal" fo:text-transform="none" fo:color="#000000" fo:font-size="11pt" fo:letter-spacing="normal" fo:font-style="normal" officeooo:rsid="00210897" style:font-size-asian="11pt" style:font-size-complex="11pt"/>
    </style:style>
    <style:style style:name="T58" style:family="text">
      <style:text-properties fo:font-variant="normal" fo:text-transform="none" fo:color="#000000" fo:font-size="11pt" fo:letter-spacing="normal" fo:font-style="normal" officeooo:rsid="00216568" style:font-size-asian="11pt" style:font-size-complex="11pt"/>
    </style:style>
    <style:style style:name="T59" style:family="text">
      <style:text-properties fo:font-variant="normal" fo:text-transform="none" fo:color="#000000" fo:font-size="11pt" fo:letter-spacing="normal" fo:font-style="normal" officeooo:rsid="00226106" style:font-size-asian="11pt" style:font-size-complex="11pt"/>
    </style:style>
    <style:style style:name="T60" style:family="text">
      <style:text-properties fo:font-variant="normal" fo:text-transform="none" fo:color="#000000" fo:letter-spacing="normal" fo:font-style="normal"/>
    </style:style>
    <style:style style:name="T61" style:family="text">
      <style:text-properties fo:font-variant="normal" fo:text-transform="none" fo:color="#000000" fo:letter-spacing="normal" fo:font-style="normal" officeooo:rsid="00099817"/>
    </style:style>
    <style:style style:name="T62" style:family="text">
      <style:text-properties fo:font-variant="normal" fo:text-transform="none" fo:color="#000000" fo:letter-spacing="normal" fo:font-style="normal" officeooo:rsid="000c2238"/>
    </style:style>
    <style:style style:name="T63" style:family="text">
      <style:text-properties fo:font-variant="normal" fo:text-transform="none" fo:color="#000000" fo:letter-spacing="normal" fo:font-style="normal" officeooo:rsid="000c28dc"/>
    </style:style>
    <style:style style:name="T64" style:family="text">
      <style:text-properties fo:font-variant="normal" fo:text-transform="none" fo:color="#000000" fo:letter-spacing="normal" fo:font-style="normal" officeooo:rsid="00105ebd"/>
    </style:style>
    <style:style style:name="T6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bold" officeooo:rsid="000d4fa7" style:font-weight-asian="bold" style:font-weight-complex="bold"/>
    </style:style>
    <style:style style:name="T67" style:family="text">
      <style:text-properties fo:font-variant="normal" fo:text-transform="none" fo:color="#000000" fo:letter-spacing="normal" fo:font-style="normal" fo:font-weight="bold" officeooo:rsid="000e226f" style:font-weight-asian="bold" style:font-weight-complex="bold"/>
    </style:style>
    <style:style style:name="T68" style:family="text">
      <style:text-properties fo:font-variant="normal" fo:text-transform="none" fo:color="#000000" fo:letter-spacing="normal" fo:font-style="normal" fo:font-weight="bold" officeooo:rsid="00099817" style:font-weight-asian="bold" style:font-weight-complex="bold"/>
    </style:style>
    <style:style style:name="T69" style:family="text">
      <style:text-properties fo:font-variant="normal" fo:text-transform="none" fo:color="#000000" fo:letter-spacing="normal" fo:font-style="normal" fo:font-weight="bold" officeooo:rsid="00273f38" style:font-weight-asian="bold" style:font-weight-complex="bold"/>
    </style:style>
    <style:style style:name="T70" style:family="text">
      <style:text-properties fo:font-variant="normal" fo:text-transform="none" fo:color="#000000" fo:letter-spacing="normal" fo:font-style="normal" fo:font-weight="bold" officeooo:rsid="000d4fa7" style:font-weight-asian="bold"/>
    </style:style>
    <style:style style:name="T71" style:family="text">
      <style:text-properties fo:font-variant="normal" fo:text-transform="none" fo:color="#000000" fo:letter-spacing="normal" fo:font-style="normal" fo:font-weight="bold" officeooo:rsid="00273f38" style:font-weight-asian="bold"/>
    </style:style>
    <style:style style:name="T72" style:family="text">
      <style:text-properties fo:font-variant="normal" fo:text-transform="none" fo:color="#000000" fo:letter-spacing="normal" fo:font-style="normal" officeooo:rsid="0024b0ef"/>
    </style:style>
    <style:style style:name="T73" style:family="text">
      <style:text-properties fo:font-variant="normal" fo:text-transform="none" fo:color="#000000" fo:letter-spacing="normal" fo:font-style="normal" officeooo:rsid="0024d9ff"/>
    </style:style>
    <style:style style:name="T74" style:family="text">
      <style:text-properties fo:font-variant="normal" fo:text-transform="none" fo:color="#000000" fo:letter-spacing="normal" fo:font-style="normal" officeooo:rsid="000d4fa7"/>
    </style:style>
    <style:style style:name="T75" style:family="text">
      <style:text-properties fo:font-variant="normal" fo:text-transform="none" fo:color="#000000" fo:letter-spacing="normal" fo:font-style="normal" officeooo:rsid="00273f38"/>
    </style:style>
    <style:style style:name="T76" style:family="text">
      <style:text-properties fo:font-variant="normal" fo:text-transform="none" fo:color="#000000" fo:letter-spacing="normal" fo:font-style="italic" fo:font-weight="bold" style:font-style-asian="italic" style:font-weight-asian="bold" style:font-weight-complex="bold"/>
    </style:style>
    <style:style style:name="T77" style:family="text">
      <style:text-properties fo:font-variant="normal" fo:text-transform="none" fo:color="#000000" fo:letter-spacing="normal" fo:font-style="italic" fo:font-weight="bold" officeooo:rsid="00099817" style:font-style-asian="italic" style:font-weight-asian="bold" style:font-weight-complex="bold"/>
    </style:style>
    <style:style style:name="T78" style:family="text">
      <style:text-properties fo:font-variant="normal" fo:text-transform="none" fo:color="#000000" fo:letter-spacing="normal" fo:font-style="italic" style:font-style-asian="italic"/>
    </style:style>
    <style:style style:name="T79" style:family="text">
      <style:text-properties fo:font-variant="normal" fo:text-transform="none" fo:color="#000000" style:font-name="TimesNewRomanPSMT" fo:font-size="10pt" fo:letter-spacing="normal" fo:font-style="normal" fo:font-weight="bold" officeooo:rsid="00099817" style:font-size-asian="10pt" style:font-weight-asian="bold" style:font-size-complex="11pt" style:font-weight-complex="bold"/>
    </style:style>
    <style:style style:name="T80" style:family="text">
      <style:text-properties fo:font-variant="normal" fo:text-transform="none" fo:color="#000000" style:font-name="TimesNewRomanPSMT" fo:font-size="10pt" fo:letter-spacing="normal" fo:font-style="normal" officeooo:rsid="00099817" style:font-size-asian="10pt"/>
    </style:style>
    <style:style style:name="T81" style:family="text">
      <style:text-properties fo:font-variant="normal" fo:text-transform="none" fo:color="#000000" style:font-name="TimesNewRomanPSMT" fo:font-size="10pt" fo:letter-spacing="normal" fo:font-style="normal" style:font-size-asian="10pt" style:font-size-complex="11pt"/>
    </style:style>
    <style:style style:name="T82" style:family="text">
      <style:text-properties fo:font-variant="normal" fo:text-transform="none" fo:color="#000000" style:font-name="TimesNewRomanPSMT" fo:font-size="10pt" fo:letter-spacing="normal" fo:font-style="normal" officeooo:rsid="00099817" style:font-size-asian="10pt" style:font-size-complex="11pt"/>
    </style:style>
    <style:style style:name="T83" style:family="text">
      <style:text-properties fo:font-variant="normal" fo:text-transform="none" fo:color="#000000" fo:font-size="10pt" fo:letter-spacing="normal" fo:font-style="normal" fo:font-weight="bold" officeooo:rsid="00099817" style:font-size-asian="10pt" style:font-weight-asian="bold" style:font-size-complex="11pt" style:font-weight-complex="bold"/>
    </style:style>
    <style:style style:name="T84" style:family="text">
      <style:text-properties fo:font-variant="normal" fo:text-transform="none" fo:color="#000000" fo:font-size="10pt" fo:letter-spacing="normal" fo:font-style="normal" style:font-size-asian="10pt" style:font-size-complex="11pt"/>
    </style:style>
    <style:style style:name="T85" style:family="text">
      <style:text-properties fo:font-variant="normal" fo:text-transform="none" fo:color="#000000" fo:font-size="10pt" fo:letter-spacing="normal" fo:font-style="normal" officeooo:rsid="00099817" style:font-size-asian="10pt" style:font-size-complex="11pt"/>
    </style:style>
    <style:style style:name="T86" style:family="text">
      <style:text-properties fo:font-variant="normal" fo:text-transform="none" fo:color="#000000" fo:font-size="10pt" fo:letter-spacing="normal" fo:font-style="italic" style:font-size-asian="10pt" style:font-style-asian="italic" style:font-size-complex="11pt"/>
    </style:style>
    <style:style style:name="T87" style:family="text">
      <style:text-properties fo:font-variant="normal" fo:text-transform="none" fo:color="#000000" style:font-name="TimesNewRomanPS-ItalicMT" fo:font-size="10pt" fo:letter-spacing="normal" fo:font-style="italic" style:font-size-asian="10pt" style:font-style-asian="italic" style:font-size-complex="11pt"/>
    </style:style>
    <style:style style:name="T88" style:family="text">
      <style:text-properties officeooo:rsid="0007c0ff"/>
    </style:style>
    <style:style style:name="T89" style:family="text">
      <style:text-properties style:font-name="TimesNewRomanPS-ItalicMT" fo:font-size="10pt" fo:font-style="italic" style:font-size-asian="10pt" style:font-style-asian="italic"/>
    </style:style>
    <style:style style:name="T90" style:family="text">
      <style:text-properties fo:font-size="12pt" style:font-size-asian="12pt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officeooo:rsid="002f20fe" style:font-size-asian="12pt"/>
    </style:style>
    <style:style style:name="T93" style:family="text">
      <style:text-properties fo:font-style="italic" style:font-style-asian="italic"/>
    </style:style>
    <style:style style:name="T94" style:family="text">
      <style:text-properties fo:font-style="italic" fo:font-weight="bold" style:font-style-asian="italic" style:font-weight-asian="bold" style:font-weight-complex="bold"/>
    </style:style>
    <style:style style:name="T95" style:family="text">
      <style:text-properties officeooo:rsid="00254984"/>
    </style:style>
    <style:style style:name="T96" style:family="text">
      <style:text-properties style:font-name="LiberationSerif"/>
    </style:style>
    <style:style style:name="T97" style:family="text">
      <style:text-properties style:font-name="LiberationSerif" fo:font-size="12pt" style:font-size-asian="12pt"/>
    </style:style>
    <style:style style:name="T98" style:family="text">
      <style:text-properties officeooo:rsid="002ba07f"/>
    </style:style>
    <style:style style:name="T99" style:family="text">
      <style:text-properties style:font-name="CMBX12" fo:font-size="12pt" style:font-size-asian="12pt"/>
    </style:style>
    <style:style style:name="T100" style:family="text">
      <style:text-properties style:font-name="CMBX12" fo:font-size="12pt" officeooo:rsid="002f20fe" style:font-size-asian="12pt"/>
    </style:style>
    <style:style style:name="T101" style:family="text">
      <style:text-properties officeooo:rsid="002f20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elatório de Resultados - Cyro Sabóia</text:p>
      <text:p text:style-name="P1"/>
      <text:p text:style-name="P1"/>
      <text:p text:style-name="P1"/>
      <text:p text:style-name="P31"><text:span text:style-name="T4">TC1_ICA-PPGETI_2023</text:span></text:p>
      <text:p text:style-name="P9"><text:span text:style-name="T4"/></text:p>
      <text:p text:style-name="P9"><text:span text:style-name="T4">Questão 1 (Classificação de Padrões)</text:span></text:p>
      <text:p text:style-name="P1"><text:span text:style-name="T7"/></text:p>
      <text:p text:style-name="P13"><text:span text:style-name="T4">1.1) Classificador Linear de Mínimos Quadrados</text:span></text:p>
      <text:p text:style-name="P1"><text:span text:style-name="T7"/></text:p>
      <text:p text:style-name="P33"><text:span text:style-name="T14">Na tabela do Prof. Lecun, os resultados obtidos pelo</text:span><text:span text:style-name="T15"> </text:span><text:span text:style-name="T21">linear classifier (1-layer NN)</text:span><text:span text:style-name="T15"> foi de uma taxa de errp de 12.0%. Em nosso experimento, o resultado da acurácia foi de 86.03%, ou seja, uma taxa de erro de 13.97%</text:span></text:p>
      <text:p text:style-name="P33"><text:span text:style-name="T15"/></text:p>
      <text:p text:style-name="P15"><text:span text:style-name="T88">1.2) </text:span><text:span text:style-name="T1">Perceptron Logístico</text:span></text:p>
      <text:p text:style-name="P15"><text:span text:style-name="T15"/></text:p>
      <text:p text:style-name="P34"><text:span text:style-name="T15">C</text:span><text:span text:style-name="T16">omparando os resultados do Prof. Lecun com o resultado do perceptron logístico </text:span><text:span text:style-name="T17">com taxa de aprendizadem de 0.01</text:span><text:span text:style-name="T16"> </text:span><text:span text:style-name="T17">pelo</text:span><text:span text:style-name="T16"> </text:span><text:span text:style-name="T21">linear classifier (1-layer NN):<text:line-break/><text:line-break/></text:span><text:span text:style-name="T22">100 Épocas: </text:span><text:span text:style-name="T23">Acurácia de 89.72% <text:s/>com consecutiva Tax</text:span><text:span text:style-name="T26">a</text:span><text:span text:style-name="T23"> de erro de 10.28%</text:span><text:span text:style-name="T22"><text:line-break/>300 Épocas: </text:span><text:span text:style-name="T23">Acurácia de </text:span><text:span text:style-name="T24">91</text:span><text:span text:style-name="T23">.</text:span><text:span text:style-name="T24">35</text:span><text:span text:style-name="T23">% <text:s/>com consecutiva Tax</text:span><text:span text:style-name="T26">a</text:span><text:span text:style-name="T23"> de erro de </text:span><text:span text:style-name="T24">08</text:span><text:span text:style-name="T23">.</text:span><text:span text:style-name="T24">65</text:span><text:span text:style-name="T23">%</text:span></text:p>
      <text:p text:style-name="P23"><text:span text:style-name="T60">500 Épocas: </text:span><text:span text:style-name="T61">Acurácia de </text:span><text:span text:style-name="T62">91</text:span><text:span text:style-name="T61">.</text:span><text:span text:style-name="T62">63</text:span><text:span text:style-name="T61">% <text:s/>com consecutiva Tax</text:span><text:span text:style-name="T64">a</text:span><text:span text:style-name="T61"> de erro de </text:span><text:span text:style-name="T62">08</text:span><text:span text:style-name="T61">.</text:span><text:span text:style-name="T62">37</text:span><text:span text:style-name="T61">%</text:span></text:p>
      <text:p text:style-name="P24"><text:span text:style-name="T63">7</text:span><text:span text:style-name="T61">00 Épocas: Acurácia de </text:span><text:span text:style-name="T62">9</text:span><text:span text:style-name="T63">0</text:span><text:span text:style-name="T61">.</text:span><text:span text:style-name="T63">48</text:span><text:span text:style-name="T61">% <text:s/>com consecutiva Tax</text:span><text:span text:style-name="T64">a </text:span><text:span text:style-name="T61">de erro de </text:span><text:span text:style-name="T62">0</text:span><text:span text:style-name="T63">9</text:span><text:span text:style-name="T61">.</text:span><text:span text:style-name="T63">52</text:span><text:span text:style-name="T61">%</text:span></text:p>
      <text:p text:style-name="P24"><text:span text:style-name="T61"/></text:p>
      <text:p text:style-name="P35"><text:span text:style-name="T23">N</text:span><text:span text:style-name="T25">o experimento, observamos que a acurácia começou a estagnar entre 300 e 500 épocas, e iniciou-se o overfitting <text:s/>com 700 épocas.</text:span></text:p>
      <text:p text:style-name="P35"><text:span text:style-name="T25"/></text:p>
      <text:p text:style-name="P14"><text:span text:style-name="T32">1.</text:span><text:span text:style-name="T33">3</text:span><text:span text:style-name="T32">) Classificador Linear de Mínimos Quadrados </text:span><text:span text:style-name="T33">com PCA</text:span></text:p>
      <text:p text:style-name="P2"><text:span text:style-name="T8"/></text:p>
      <text:p text:style-name="P3"><text:span text:style-name="T9">C</text:span><text:span text:style-name="T10">omparando os resultados do Prof. Lecun </text:span><text:span text:style-name="T43">obtidos pelo linear classifier (1-layer NN) </text:span><text:span text:style-name="T45">com o mínimos quadrados com PCA:<text:line-break/><text:line-break/>30 Componentes: </text:span><text:span text:style-name="T46">Acurácia de 8</text:span><text:span text:style-name="T48">3</text:span><text:span text:style-name="T46">.</text:span><text:span text:style-name="T48">01</text:span><text:span text:style-name="T46">% <text:s/>com consecutiva Tax</text:span><text:span text:style-name="T47">a</text:span><text:span text:style-name="T46"> de erro de 1</text:span><text:span text:style-name="T48">6</text:span><text:span text:style-name="T46">.</text:span><text:span text:style-name="T48">99</text:span><text:span text:style-name="T46">%</text:span></text:p>
      <text:p text:style-name="P7"><text:span text:style-name="T43">50 Componentes: </text:span><text:span text:style-name="T46">Acurácia de 8</text:span><text:span text:style-name="T49">5</text:span><text:span text:style-name="T46">.</text:span><text:span text:style-name="T49">23</text:span><text:span text:style-name="T46">% <text:s/>com consecutiva Tax</text:span><text:span text:style-name="T47">a</text:span><text:span text:style-name="T46"> de erro de </text:span><text:span text:style-name="T49">14</text:span><text:span text:style-name="T46">.</text:span><text:span text:style-name="T49">77</text:span><text:span text:style-name="T46">%</text:span></text:p>
      <text:p text:style-name="P7"><text:span text:style-name="T43">100 Componentes: </text:span><text:span text:style-name="T46">Acurácia de 8</text:span><text:span text:style-name="T50">6</text:span><text:span text:style-name="T46">.</text:span><text:span text:style-name="T50">27</text:span><text:span text:style-name="T46">% <text:s/>com consecutiva Tax</text:span><text:span text:style-name="T47">a</text:span><text:span text:style-name="T46"> de erro de 1</text:span><text:span text:style-name="T50">3</text:span><text:span text:style-name="T46">.</text:span><text:span text:style-name="T50">73</text:span><text:span text:style-name="T46">%</text:span></text:p>
      <text:p text:style-name="P7"><text:span text:style-name="T43">200 Componentes: </text:span><text:span text:style-name="T46">Acurácia de 8</text:span><text:span text:style-name="T51">6</text:span><text:span text:style-name="T46">.</text:span><text:span text:style-name="T48">01</text:span><text:span text:style-name="T46">% <text:s/>com consecutiva Tax</text:span><text:span text:style-name="T47">a</text:span><text:span text:style-name="T46"> de erro de 1</text:span><text:span text:style-name="T51">3</text:span><text:span text:style-name="T46">.</text:span><text:span text:style-name="T48">99</text:span><text:span text:style-name="T46">%</text:span></text:p>
      <text:p text:style-name="P7"><text:span text:style-name="T46"/></text:p>
      <text:p text:style-name="P8"><text:span text:style-name="T46">A</text:span><text:span text:style-name="T43">o aplicar o PCA pare reduzir a dimensionalidade dos dados, a idéia é manter os dados originais em um espaççod e dimensões reduzidas, preservando a maior parte da variância. Ao reduzir a dimensionalidade de forma drástica, é possível e provável que se perca informações relevantes do conjunto de dados, como observamos que passou a acorrer, neste experimento, com 200 componentes.</text:span></text:p>
      <text:p text:style-name="P8"><text:span text:style-name="T43"/></text:p>
      <text:p text:style-name="P18"><text:span text:style-name="T34">1.</text:span><text:span text:style-name="T36">4</text:span><text:span text:style-name="T34">) </text:span><text:span text:style-name="T65">Perceptron Logístico</text:span><text:span text:style-name="T34"> </text:span><text:span text:style-name="T35">com PCA</text:span></text:p>
      <text:p text:style-name="P18"><text:span text:style-name="T35"/></text:p>
      <text:p text:style-name="P19"><text:span text:style-name="T43">C</text:span><text:span text:style-name="T44">omparando os resultados do Prof. Lecun com o resultado do perceptron logístico </text:span><text:span text:style-name="T53">usando PCA </text:span><text:span text:style-name="T52">com taxa de aprendizadem de 0.01</text:span><text:span text:style-name="T44"> </text:span><text:span text:style-name="T52">pelo</text:span><text:span text:style-name="T44"> </text:span><text:span text:style-name="T43">linear classifier (1-layer NN)</text:span><text:span text:style-name="T53">:</text:span></text:p>
      <text:p text:style-name="P36"><text:span text:style-name="T27"/></text:p>
      <text:p text:style-name="P4"><text:span text:style-name="T45">30 Componentes </text:span><text:span text:style-name="T54">com 100 Épocas</text:span><text:span text:style-name="T45">: </text:span><text:span text:style-name="T46">Acurácia de </text:span><text:span text:style-name="T55">89</text:span><text:span text:style-name="T46">.</text:span><text:span text:style-name="T55">41</text:span><text:span text:style-name="T46">% <text:s/>com consecutiva Tax</text:span><text:span text:style-name="T47">a</text:span><text:span text:style-name="T46"> de erro de </text:span><text:span text:style-name="T55">10</text:span><text:span text:style-name="T46">.</text:span><text:span text:style-name="T55">59</text:span><text:span text:style-name="T46">%</text:span></text:p>
      <text:p text:style-name="P5"><text:span text:style-name="T45">30 Componentes </text:span><text:span text:style-name="T54">com </text:span><text:span text:style-name="T56">3</text:span><text:span text:style-name="T54">00 Épocas</text:span><text:span text:style-name="T45">: </text:span><text:span text:style-name="T46">Acurácia de </text:span><text:span text:style-name="T57">89.52</text:span><text:span text:style-name="T46">% <text:s/>com consecutiva Tax</text:span><text:span text:style-name="T47">a</text:span><text:span text:style-name="T46"> de erro de </text:span><text:span text:style-name="T57">10.48</text:span><text:span text:style-name="T46">%</text:span></text:p>
      <text:p text:style-name="P37"><text:soft-page-break/><text:span text:style-name="T28">100</text:span><text:span text:style-name="T29"> Componentes </text:span><text:span text:style-name="T30">com 100 Épocas</text:span><text:span text:style-name="T29">: </text:span><text:span text:style-name="T23">Acurácia de </text:span><text:span text:style-name="T31">91</text:span><text:span text:style-name="T23">.</text:span><text:span text:style-name="T31">96</text:span><text:span text:style-name="T23">% <text:s/>com consecutiva Tax</text:span><text:span text:style-name="T26">a</text:span><text:span text:style-name="T23"> de erro de </text:span><text:span text:style-name="T31">09</text:span><text:span text:style-name="T23">.</text:span><text:span text:style-name="T31">04</text:span><text:span text:style-name="T23">%</text:span></text:p>
      <text:p text:style-name="P6"><text:span text:style-name="T58">10</text:span><text:span text:style-name="T45">0 Componentes </text:span><text:span text:style-name="T54">com </text:span><text:span text:style-name="T56">3</text:span><text:span text:style-name="T54">00 Épocas</text:span><text:span text:style-name="T45">: </text:span><text:span text:style-name="T46">Acurácia de </text:span><text:span text:style-name="T59">91</text:span><text:span text:style-name="T57">.</text:span><text:span text:style-name="T59">86</text:span><text:span text:style-name="T46">% <text:s/>com consecutiva Tax</text:span><text:span text:style-name="T47">a</text:span><text:span text:style-name="T46"> de erro de </text:span><text:span text:style-name="T57">10.</text:span><text:span text:style-name="T59">14</text:span><text:span text:style-name="T46">%</text:span></text:p>
      <text:p text:style-name="P6"><text:span text:style-name="T46"/></text:p>
      <text:p text:style-name="P20"><text:span text:style-name="T34">1.</text:span><text:span text:style-name="T40">5</text:span><text:span text:style-name="T34">) </text:span><text:span text:style-name="T67">MLP com </text:span><text:span text:style-name="T94">q </text:span><text:span text:style-name="T5">neurônios ocultos</text:span></text:p>
      <text:p text:style-name="P20"><text:span text:style-name="T5"/></text:p>
      <text:p text:style-name="P25">Camada Oculta: <text:s/>408 Neurônios</text:p>
      <text:p text:style-name="P25">São implementadas funções de ativação como a sigmoide, softmax e tangente hiperbólica.</text:p>
      <text:p text:style-name="P39"><text:span text:style-name="T18">O treinamento é realizado </text:span><text:span text:style-name="T20">com 5000</text:span><text:span text:style-name="T18"> épocas. </text:span></text:p>
      <text:p text:style-name="P25"><text:span text:style-name="T95">Foi utilizado a </text:span>função <text:span text:style-name="Source_20_Text">random_search</text:span> <text:span text:style-name="T95">que </text:span>realiza uma busca aleatória para encontrar o número ideal de neurônios na camada oculta. </text:p>
      <text:p text:style-name="P25"/>
      <text:p text:style-name="P28"><text:span text:style-name="T61">Acurácia de </text:span><text:span text:style-name="T72">94</text:span><text:span text:style-name="T61">.</text:span><text:span text:style-name="T72">84</text:span><text:span text:style-name="T61">% <text:s/>com consecutiva Tax</text:span><text:span text:style-name="T64">a</text:span><text:span text:style-name="T61"> de erro de </text:span><text:span text:style-name="T72">05</text:span><text:span text:style-name="T61">.</text:span><text:span text:style-name="T72">16</text:span><text:span text:style-name="T61">%</text:span></text:p>
      <text:p text:style-name="P28"><text:span text:style-name="T61"/></text:p>
      <text:p text:style-name="P21"><text:span text:style-name="T34">1.</text:span><text:span text:style-name="T41">6</text:span><text:span text:style-name="T34">) </text:span><text:span text:style-name="T67">MLP com </text:span><text:span text:style-name="T94">q </text:span><text:span text:style-name="T5">neurônios ocultos</text:span></text:p>
      <text:p text:style-name="P21"><text:span text:style-name="T5"/></text:p>
      <text:p text:style-name="P38"><text:span text:style-name="T18">Camada Oculta: <text:s/></text:span><text:span text:style-name="T19">439</text:span><text:span text:style-name="T18"> Neurônios</text:span></text:p>
      <text:p text:style-name="P27">São implementadas funções de ativação como a sigmoide, softmax e tangente hiperbólica.</text:p>
      <text:p text:style-name="P40"><text:span text:style-name="T18">O treinamento é realizado </text:span><text:span text:style-name="T20">com 5000</text:span><text:span text:style-name="T18"> épocas. </text:span></text:p>
      <text:p text:style-name="P27"><text:span text:style-name="T95">Foi utilizado a </text:span><text:span text:style-name="T18">função </text:span><text:span text:style-name="Source_20_Text"><text:span text:style-name="T11">random_search</text:span></text:span><text:span text:style-name="T18"> </text:span><text:span text:style-name="T95">que </text:span><text:span text:style-name="T18">realiza uma busca aleatória para encontrar o número ideal de neurônios na camada oculta. </text:span></text:p>
      <text:p text:style-name="P26"/>
      <text:p text:style-name="P29"><text:span text:style-name="T61">Acurácia de </text:span><text:span text:style-name="T72">9</text:span><text:span text:style-name="T73">5</text:span><text:span text:style-name="T61">.</text:span><text:span text:style-name="T73">12</text:span><text:span text:style-name="T61">% <text:s/>com consecutiva Tax</text:span><text:span text:style-name="T64">a</text:span><text:span text:style-name="T61"> de erro de </text:span><text:span text:style-name="T72">0</text:span><text:span text:style-name="T73">4</text:span><text:span text:style-name="T61">.</text:span><text:span text:style-name="T73">88</text:span><text:span text:style-name="T61">%</text:span></text:p>
      <text:p text:style-name="P29"><text:span text:style-name="T61"/></text:p>
      <text:p text:style-name="P22"><text:span text:style-name="T70">1.</text:span><text:span text:style-name="T71">7</text:span><text:span text:style-name="T70">) </text:span><text:span text:style-name="T68">Comitê de </text:span><text:span text:style-name="T76">M </text:span><text:span text:style-name="T65">= 25 Perceptrons Logísticos</text:span></text:p>
      <text:p text:style-name="P22"><text:span text:style-name="T68"/></text:p>
      <text:p text:style-name="P16"><text:span text:style-name="T74">1.</text:span><text:span text:style-name="T75">8</text:span><text:span text:style-name="T74">) </text:span><text:span text:style-name="T61">Comitê de </text:span><text:span text:style-name="T93">M </text:span>= 25 MLPs.</text:p>
      <text:p text:style-name="P16"/>
      <text:p text:style-name="P10">Questão 2 (Regressão e Ajuste de Curvas)</text:p>
      <text:p text:style-name="P10"/>
      <text:p text:style-name="P17">2.1) <text:span text:style-name="T98">R</text:span>egressão linear múltipla de mínimos quadrados</text:p>
      <text:p text:style-name="P17"/>
      <text:p text:style-name="P17">2.2) <text:span text:style-name="T98">R</text:span>ede ELM</text:p>
      <text:p text:style-name="P17"/>
      <text:p text:style-name="P17">2.3) <text:span text:style-name="T96">MLP</text:span></text:p>
      <text:p text:style-name="P17"><text:span text:style-name="T96"/></text:p>
      <text:p text:style-name="P32">TC2_ICA-PPGETI_2023</text:p>
      <text:p text:style-name="P32"/>
      <text:p text:style-name="P11">Quest<text:span text:style-name="T101">ã</text:span>o 1</text:p>
      <text:p text:style-name="P11"/>
      <text:p text:style-name="P12">Quest<text:span text:style-name="T101">ã</text:span>o <text:span text:style-name="T101">2</text:span></text:p>
      <text:p text:style-name="P12"/>
      <text:p text:style-name="P12">Quest<text:span text:style-name="T101">ã</text:span>o <text:span text:style-name="T101">3</text:span></text:p>
      <text:p text:style-name="P12"/>
      <text:p text:style-name="P12">Quest<text:span text:style-name="T101">ã</text:span>o <text:span text:style-name="T101">4</text:span></text:p>
      <text:p text:style-name="P11"/>
      <text:p text:style-name="P17"><text:span text:style-name="T96"/></text:p>
      <text:p text:style-name="P16"><text:span text:style-name="T2"/></text:p>
      <text:p text:style-name="P29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imesNewRomanPSMT1" svg:font-family="TimesNewRomanPSMT" style:font-adornments="Negr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3-08-19T13:17:12.249000000</dc:date>
    <meta:editing-duration>PT3H13M6S</meta:editing-duration>
    <meta:editing-cycles>38</meta:editing-cycles>
    <meta:document-statistic meta:table-count="0" meta:image-count="0" meta:object-count="0" meta:page-count="2" meta:paragraph-count="45" meta:word-count="537" meta:character-count="3332" meta:non-whitespace-character-count="2817"/>
  </office:meta>
</office:document-meta>
</file>